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4000001D215E7AECC2BBEA1BF.png" manifest:media-type="image/png"/>
  <manifest:file-entry manifest:full-path="Pictures/100000010000011A0000012B02BDAA6A75E74D82.png" manifest:media-type="image/png"/>
  <manifest:file-entry manifest:full-path="Pictures/10000001000003E4000001D25D5CAEB8A3B70B7F.png" manifest:media-type="image/png"/>
  <manifest:file-entry manifest:full-path="Pictures/10000001000001AD000001CD48C58E9E411C1B34.png" manifest:media-type="image/png"/>
  <manifest:file-entry manifest:full-path="Pictures/10000001000003E4000001F5243ACD9AD843F375.png" manifest:media-type="image/png"/>
  <manifest:file-entry manifest:full-path="Pictures/10000001000003E4000001F39BD2086E375D1C91.png" manifest:media-type="image/png"/>
  <manifest:file-entry manifest:full-path="Pictures/10000001000003E4000001F3D980D9D0D2D10F45.png" manifest:media-type="image/png"/>
  <manifest:file-entry manifest:full-path="Pictures/10000001000003E4000001F548B5C34F28C79111.png" manifest:media-type="image/png"/>
  <manifest:file-entry manifest:full-path="Pictures/10000001000003E4000001D225969A8362AE2B03.png" manifest:media-type="image/png"/>
  <manifest:file-entry manifest:full-path="Pictures/10000001000003E3000001F423D7DE94D451E08F.png" manifest:media-type="image/png"/>
  <manifest:file-entry manifest:full-path="Pictures/10000001000003E4000001F51D0478510D106B05.png" manifest:media-type="image/png"/>
  <manifest:file-entry manifest:full-path="Pictures/10000001000003E4000001F568649B0AA0EAC503.png" manifest:media-type="image/png"/>
  <manifest:file-entry manifest:full-path="Pictures/10000001000003E4000001D2C586F6AB92FFB45D.png" manifest:media-type="image/png"/>
  <manifest:file-entry manifest:full-path="Pictures/10000001000003E4000001F5D03BD8F6141838E3.png" manifest:media-type="image/png"/>
  <manifest:file-entry manifest:full-path="Pictures/10000001000003E4000001F50DA256EC4DD8C6F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1.233cm" fo:min-width="10.56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571cm" fo:min-width="10.6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/>
      <style:paragraph-properties style:writing-mode="lr-tb"/>
    </style:style>
    <style:style style:name="gr13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466cm" fo:min-width="10.561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ffff00" loext:opacity="100%"/>
    </style:style>
    <style:style style:name="T1" style:family="text">
      <style:text-properties fo:color="#ffff00" loext:opacity="100%" fo:font-size="14pt" style:font-size-asian="14pt" style:font-size-complex="14pt"/>
    </style:style>
    <style:style style:name="T2" style:family="text">
      <style:text-properties fo:color="#ffff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cm" svg:height="7.91cm" svg:x="0.873cm" svg:y="0.649cm">
          <draw:image xlink:href="Pictures/100000010000011A0000012B02BDAA6A75E74D82.png" xlink:type="simple" xlink:show="embed" xlink:actuate="onLoad" draw:mime-type="image/png">
            <text:p/>
          </draw:image>
        </draw:frame>
        <draw:frame draw:style-name="gr2" draw:text-style-name="P2" draw:layer="layout" svg:width="3.914cm" svg:height="0.806cm" svg:x="4.021cm" svg:y="1.059cm">
          <draw:text-box>
            <text:p><text:span text:style-name="T1">Eff</text:span><text:span text:style-name="T1">ec</text:span><text:span text:style-name="T1">ts </text:span><text:span text:style-name="T1">en</text:span><text:span text:style-name="T1">ab</text:span><text:span text:style-name="T1">le</text:span><text:span text:style-name="T1">d</text:span></text:p>
          </draw:text-box>
        </draw:frame>
        <draw:frame draw:style-name="gr3" draw:text-style-name="P2" draw:layer="layout" svg:width="4.261cm" svg:height="0.806cm" svg:x="4.048cm" svg:y="2.91cm">
          <draw:text-box>
            <text:p><text:span text:style-name="T1">Tr</text:span><text:span text:style-name="T1">ac</text:span><text:span text:style-name="T1">k </text:span><text:span text:style-name="T1">ha</text:span><text:span text:style-name="T1">s </text:span><text:span text:style-name="T1">eff</text:span><text:span text:style-name="T1">ec</text:span><text:span text:style-name="T1">ts</text:span></text:p>
          </draw:text-box>
        </draw:frame>
        <draw:g>
          <draw:line draw:style-name="gr4" draw:text-style-name="P1" draw:layer="layout" svg:x1="4.181cm" svg:y1="6.509cm" svg:x2="3.413cm" svg:y2="5.61cm">
            <text:p/>
          </draw:line>
          <draw:line draw:style-name="gr4" draw:text-style-name="P1" draw:layer="layout" svg:x1="4.191cm" svg:y1="6.527cm" svg:x2="3.556cm" svg:y2="7.109cm">
            <text:p/>
          </draw:line>
        </draw:g>
        <draw:line draw:style-name="gr4" draw:text-style-name="P1" draw:layer="layout" svg:x1="4.111cm" svg:y1="1.46cm" svg:x2="3.439cm" svg:y2="1.958cm">
          <text:p/>
        </draw:line>
        <draw:frame draw:style-name="gr5" draw:text-style-name="P2" draw:layer="layout" svg:width="3.999cm" svg:height="0.806cm" svg:x="4.021cm" svg:y="4.366cm">
          <draw:text-box>
            <text:p><text:span text:style-name="T1">Eff</text:span><text:span text:style-name="T1">ec</text:span><text:span text:style-name="T1">ts </text:span><text:span text:style-name="T1">di</text:span><text:span text:style-name="T1">sa</text:span><text:span text:style-name="T1">bl</text:span><text:span text:style-name="T1">ed</text:span></text:p>
          </draw:text-box>
        </draw:frame>
        <draw:line draw:style-name="gr4" draw:text-style-name="P1" draw:layer="layout" svg:x1="4.12cm" svg:y1="4.76cm" svg:x2="3.439cm" svg:y2="4.366cm">
          <text:p/>
        </draw:line>
        <draw:frame draw:style-name="gr6" draw:text-style-name="P2" draw:layer="layout" svg:width="2.729cm" svg:height="0.806cm" svg:x="4.049cm" svg:y="6.085cm">
          <draw:text-box>
            <text:p><text:span text:style-name="T1">N</text:span><text:span text:style-name="T1">o </text:span><text:span text:style-name="T1">eff</text:span><text:span text:style-name="T1">ec</text:span><text:span text:style-name="T1">ts</text:span></text:p>
          </draw:text-box>
        </draw:frame>
        <draw:line draw:style-name="gr4" draw:text-style-name="P1" draw:layer="layout" svg:x1="4.163cm" svg:y1="3.308cm" svg:x2="3.395cm" svg:y2="2.409cm">
          <text:p/>
        </draw:line>
        <draw:line draw:style-name="gr4" draw:text-style-name="P1" draw:layer="layout" svg:x1="4.173cm" svg:y1="3.326cm" svg:x2="3.538cm" svg:y2="3.908cm">
          <text:p/>
        </draw:line>
        <draw:frame draw:style-name="gr7" draw:text-style-name="P3" draw:layer="layout" svg:width="15.131cm" svg:height="16.26cm" svg:x="13.6cm" svg:y="0.707cm">
          <draw:image xlink:href="Pictures/10000001000001AD000001CD48C58E9E411C1B34.png" xlink:type="simple" xlink:show="embed" xlink:actuate="onLoad" draw:mime-type="image/png">
            <text:p/>
          </draw:image>
        </draw:frame>
        <draw:custom-shape draw:style-name="gr8" draw:text-style-name="P1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13.731cm" svg:y="17.727cm">
          <draw:text-box>
            <text:p>example_0</text:p>
          </draw:text-box>
        </draw:frame>
      </draw:page>
      <draw:page draw:name="page2" draw:style-name="dp1" draw:master-page-name="Default">
        <draw:frame draw:style-name="gr7" draw:text-style-name="P3" draw:layer="layout" svg:width="26.352cm" svg:height="12.329cm" svg:x="1.587cm" svg:y="3.122cm">
          <draw:image xlink:href="Pictures/10000001000003E4000001D25D5CAEB8A3B70B7F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13.732cm" svg:y="17.727cm">
          <draw:text-box>
            <text:p>example_1</text:p>
          </draw:text-box>
        </draw:frame>
      </draw:page>
      <draw:page draw:name="page3" draw:style-name="dp1" draw:master-page-name="Default">
        <draw:frame draw:style-name="gr7" draw:text-style-name="P3" draw:layer="layout" svg:width="26.352cm" svg:height="12.329cm" svg:x="1.587cm" svg:y="3.122cm">
          <draw:image xlink:href="Pictures/10000001000003E4000001D2C586F6AB92FFB45D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13.732cm" svg:y="17.727cm">
          <draw:text-box>
            <text:p>example_4</text:p>
          </draw:text-box>
        </draw:frame>
      </draw:page>
      <draw:page draw:name="page4" draw:style-name="dp1" draw:master-page-name="Default">
        <draw:frame draw:style-name="gr7" draw:text-style-name="P3" draw:layer="layout" svg:width="26.352cm" svg:height="13.202cm" svg:x="1.587cm" svg:y="2.686cm">
          <draw:image xlink:href="Pictures/10000001000003E4000001F39BD2086E375D1C91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12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799cm" svg:height="0.962cm" svg:x="13.732cm" svg:y="17.727cm">
          <draw:text-box>
            <text:p>Example_2 &amp; 5</text:p>
          </draw:text-box>
        </draw:frame>
      </draw:page>
      <draw:page draw:name="page5" draw:style-name="dp1" draw:master-page-name="Default">
        <draw:frame draw:style-name="gr7" draw:text-style-name="P3" draw:layer="layout" svg:width="26.352cm" svg:height="13.202cm" svg:x="1.587cm" svg:y="2.686cm">
          <draw:image xlink:href="Pictures/10000001000003E4000001F3D980D9D0D2D10F45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125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13.732cm" svg:y="17.727cm">
          <draw:text-box>
            <text:p>example_3</text:p>
          </draw:text-box>
        </draw:frame>
      </draw:page>
      <draw:page draw:name="page6" draw:style-name="dp1" draw:master-page-name="Default">
        <draw:frame draw:style-name="gr7" draw:text-style-name="P3" draw:layer="layout" svg:width="26.352cm" svg:height="12.329cm" svg:x="1.587cm" svg:y="3.122cm">
          <draw:image xlink:href="Pictures/10000001000003E4000001D225969A8362AE2B03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59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597cm" svg:height="0.962cm" svg:x="13.732cm" svg:y="17.727cm">
          <draw:text-box>
            <text:p>example_6</text:p>
          </draw:text-box>
        </draw:frame>
      </draw:page>
      <draw:page draw:name="page7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68649B0AA0EAC503.png" xlink:type="simple" xlink:show="embed" xlink:actuate="onLoad" draw:mime-type="image/png">
            <text:p/>
          </draw:image>
        </draw:fram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0.853cm" svg:height="0.962cm" svg:x="5.238cm" svg:y="3.651cm">
          <draw:text-box>
            <text:p><text:span text:style-name="T2">1</text:span></text:p>
          </draw:text-box>
        </draw:frame>
        <draw:frame draw:style-name="gr9" draw:text-style-name="P5" draw:layer="layout" svg:width="0.853cm" svg:height="0.962cm" svg:x="5.239cm" svg:y="4.445cm">
          <draw:text-box>
            <text:p><text:span text:style-name="T2">2</text:span></text:p>
          </draw:text-box>
        </draw:frame>
        <draw:frame draw:style-name="gr9" draw:text-style-name="P4" draw:layer="layout" svg:width="3.597cm" svg:height="0.962cm" svg:x="13.732cm" svg:y="17.727cm">
          <draw:text-box>
            <text:p>example_8</text:p>
          </draw:text-box>
        </draw:frame>
      </draw:page>
      <draw:page draw:name="page8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48B5C34F28C79111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3.597cm" svg:height="0.962cm" svg:x="13.732cm" svg:y="17.727cm">
          <draw:text-box>
            <text:p>example_9</text:p>
          </draw:text-box>
        </draw:frame>
      </draw:page>
      <draw:page draw:name="page9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0DA256EC4DD8C6F2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995cm" svg:height="1.058cm" svg:x="13.732cm" svg:y="17.727cm">
          <draw:text-box>
            <text:p>example_10</text:p>
          </draw:text-box>
        </draw:frame>
      </draw:page>
      <draw:page draw:name="page10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D03BD8F6141838E3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995cm" svg:height="1.058cm" svg:x="13.733cm" svg:y="17.727cm">
          <draw:text-box>
            <text:p>example_11</text:p>
          </draw:text-box>
        </draw:frame>
      </draw:page>
      <draw:page draw:name="page11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243ACD9AD843F375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995cm" svg:height="1.058cm" svg:x="13.733cm" svg:y="17.727cm">
          <draw:text-box>
            <text:p>example_12</text:p>
          </draw:text-box>
        </draw:frame>
      </draw:page>
      <draw:page draw:name="page12" draw:style-name="dp1" draw:master-page-name="Default">
        <draw:frame draw:style-name="gr7" draw:text-style-name="P3" draw:layer="layout" svg:width="26.352cm" svg:height="13.255cm" svg:x="1.587cm" svg:y="2.659cm">
          <draw:image xlink:href="Pictures/10000001000003E4000001F51D0478510D106B05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995cm" svg:height="1.058cm" svg:x="13.733cm" svg:y="17.727cm">
          <draw:text-box>
            <text:p>example_13</text:p>
          </draw:text-box>
        </draw:frame>
      </draw:page>
      <draw:page draw:name="page13" draw:style-name="dp1" draw:master-page-name="Default">
        <draw:frame draw:style-name="gr7" draw:text-style-name="P3" draw:layer="layout" svg:width="26.352cm" svg:height="12.329cm" svg:x="1.587cm" svg:y="3.122cm">
          <draw:image xlink:href="Pictures/10000001000003E4000001D215E7AECC2BBEA1BF.png" xlink:type="simple" xlink:show="embed" xlink:actuate="onLoad" draw:mime-type="image/png">
            <text:p/>
          </draw:image>
        </draw:frame>
        <draw:custom-shape draw:style-name="gr13" draw:text-style-name="P1" draw:layer="layout" svg:width="11.113cm" svg:height="0.768cm" svg:x="1.745cm" svg:y="12.77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948cm" svg:height="0.962cm" svg:x="13.732cm" svg:y="17.727cm">
          <draw:text-box>
            <text:p>example_14</text:p>
          </draw:text-box>
        </draw:frame>
      </draw:page>
      <draw:page draw:name="page14" draw:style-name="dp1" draw:master-page-name="Default">
        <draw:frame draw:style-name="gr7" draw:text-style-name="P3" draw:layer="layout" svg:width="26.325cm" svg:height="13.228cm" svg:x="1.6cm" svg:y="2.673cm">
          <draw:image xlink:href="Pictures/10000001000003E3000001F423D7DE94D451E08F.png" xlink:type="simple" xlink:show="embed" xlink:actuate="onLoad" draw:mime-type="image/png">
            <text:p/>
          </draw:image>
        </draw:frame>
        <draw:custom-shape draw:style-name="gr11" draw:text-style-name="P1" draw:layer="layout" svg:width="11.192cm" svg:height="0.873cm" svg:x="1.666cm" svg:y="6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1.113cm" svg:height="1.535cm" svg:x="1.745cm" svg:y="13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3.995cm" svg:height="1.058cm" svg:x="13.734cm" svg:y="17.727cm">
          <draw:text-box>
            <text:p>example_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55:16.489714978</meta:creation-date>
    <dc:date>2023-06-02T12:03:38.380169928</dc:date>
    <meta:editing-duration>PT5H47M18S</meta:editing-duration>
    <meta:editing-cycles>13</meta:editing-cycles>
    <meta:generator>LibreOffice/7.3.7.2$Linux_X86_64 LibreOffice_project/30$Build-2</meta:generator>
    <meta:document-statistic meta:object-count="58"/>
  </office:meta>
</office:document-meta>
</file>